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44b" officeooo:paragraph-rsid="000074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Token</text:p>
      <text:p text:style-name="P1">ghp_O4nKUsQGhQWYVZCELmH7GihsfOLpDx03icH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06:24:40.619592466</meta:creation-date>
    <dc:date>2021-09-02T06:25:43.268572224</dc:date>
    <meta:editing-duration>PT1M3S</meta:editing-duration>
    <meta:editing-cycles>1</meta:editing-cycles>
    <meta:document-statistic meta:table-count="0" meta:image-count="0" meta:object-count="0" meta:page-count="1" meta:paragraph-count="2" meta:word-count="3" meta:character-count="52" meta:non-whitespace-character-count="51"/>
    <meta:generator>LibreOffice/6.4.7.2$Linux_X86_64 LibreOffice_project/40$Build-2</meta:generator>
  </office:meta>
</office:document-meta>
</file>